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3" style:family="paragraph" style:parent-style-name="Standard">
      <style:text-properties officeooo:paragraph-rsid="0fbbd67b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text-properties officeooo:paragraph-rsid="0fc0c632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db91b2"/>
    </style:style>
    <style:style style:name="P49" style:family="paragraph" style:parent-style-name="Standard">
      <style:text-properties officeooo:rsid="0dde9a1c" officeooo:paragraph-rsid="0fdc081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1" style:family="paragraph" style:parent-style-name="Standard">
      <style:text-properties officeooo:paragraph-rsid="0fc35f88"/>
    </style:style>
    <style:style style:name="P52" style:family="paragraph" style:parent-style-name="Standard">
      <style:text-properties officeooo:paragraph-rsid="0fc8b815"/>
    </style:style>
    <style:style style:name="P53" style:family="paragraph" style:parent-style-name="Standard">
      <style:text-properties officeooo:paragraph-rsid="0fce858d"/>
    </style:style>
    <style:style style:name="P54" style:family="paragraph" style:parent-style-name="Standard">
      <style:text-properties officeooo:paragraph-rsid="0f4adb30"/>
    </style:style>
    <style:style style:name="P55" style:family="paragraph" style:parent-style-name="Standard">
      <style:text-properties officeooo:paragraph-rsid="0fd0b68a"/>
    </style:style>
    <style:style style:name="P56" style:family="paragraph" style:parent-style-name="Standard">
      <style:text-properties officeooo:paragraph-rsid="0fd655f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e38fc62"/>
    </style:style>
    <style:style style:name="P62" style:family="paragraph" style:parent-style-name="Standard">
      <style:paragraph-properties fo:text-align="center" style:justify-single-word="false"/>
      <style:text-properties officeooo:paragraph-rsid="0e82f1b0"/>
    </style:style>
    <style:style style:name="P63" style:family="paragraph" style:parent-style-name="Standard">
      <style:paragraph-properties fo:text-align="center" style:justify-single-word="false"/>
      <style:text-properties officeooo:paragraph-rsid="103a8b8d"/>
    </style:style>
    <style:style style:name="P64" style:family="paragraph" style:parent-style-name="Standard">
      <style:paragraph-properties fo:text-align="center" style:justify-single-word="false"/>
      <style:text-properties officeooo:paragraph-rsid="10460ef1"/>
    </style:style>
    <style:style style:name="P65" style:family="paragraph" style:parent-style-name="Standard">
      <style:text-properties officeooo:paragraph-rsid="103a8b8d"/>
    </style:style>
    <style:style style:name="P66" style:family="paragraph" style:parent-style-name="Standard">
      <style:text-properties officeooo:rsid="103c421a" officeooo:paragraph-rsid="103c421a"/>
    </style:style>
    <style:style style:name="P67" style:family="paragraph" style:parent-style-name="Standard">
      <style:text-properties officeooo:rsid="103cd3c9" officeooo:paragraph-rsid="103cd3c9"/>
    </style:style>
    <style:style style:name="P68" style:family="paragraph" style:parent-style-name="Standard">
      <style:text-properties officeooo:rsid="103d9705" officeooo:paragraph-rsid="103d9705"/>
    </style:style>
    <style:style style:name="P69" style:family="paragraph" style:parent-style-name="Standard">
      <style:text-properties officeooo:paragraph-rsid="10414f85"/>
    </style:style>
    <style:style style:name="P70" style:family="paragraph" style:parent-style-name="Standard">
      <style:text-properties officeooo:rsid="104324ed" officeooo:paragraph-rsid="104324ed"/>
    </style:style>
    <style:style style:name="P71" style:family="paragraph" style:parent-style-name="Standard">
      <style:text-properties officeooo:rsid="10460ef1" officeooo:paragraph-rsid="10460ef1"/>
    </style:style>
    <style:style style:name="P72" style:family="paragraph" style:parent-style-name="Standard">
      <style:text-properties officeooo:rsid="104ba919" officeooo:paragraph-rsid="104bbe03"/>
    </style:style>
    <style:style style:name="P73" style:family="paragraph" style:parent-style-name="Standard">
      <style:text-properties officeooo:paragraph-rsid="104bbe03"/>
    </style:style>
    <style:style style:name="P74" style:family="paragraph" style:parent-style-name="Standard">
      <style:text-properties officeooo:rsid="104d5027" officeooo:paragraph-rsid="104d5027"/>
    </style:style>
    <style:style style:name="P75" style:family="paragraph" style:parent-style-name="Standard">
      <style:text-properties officeooo:paragraph-rsid="105ee122"/>
    </style:style>
    <style:style style:name="P76" style:family="paragraph" style:parent-style-name="Standard">
      <style:text-properties officeooo:paragraph-rsid="106fd28d"/>
    </style:style>
    <style:style style:name="P77" style:family="paragraph" style:parent-style-name="Standard">
      <style:text-properties officeooo:paragraph-rsid="10753e62"/>
    </style:style>
    <style:style style:name="P78" style:family="paragraph" style:parent-style-name="Standard">
      <style:text-properties officeooo:paragraph-rsid="107a7646"/>
    </style:style>
    <style:style style:name="P79" style:family="paragraph" style:parent-style-name="Standard">
      <style:text-properties officeooo:paragraph-rsid="1087d72e"/>
    </style:style>
    <style:style style:name="P80" style:family="paragraph" style:parent-style-name="Footnote">
      <style:text-properties officeooo:paragraph-rsid="1094fa2b"/>
    </style:style>
    <style:style style:name="P81" style:family="paragraph" style:parent-style-name="Footnote">
      <style:text-properties officeooo:paragraph-rsid="10a1361c" fo:background-color="transparent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style:text-underline-style="solid" style:text-underline-width="auto" style:text-underline-color="font-color" officeooo:rsid="0f28d107"/>
    </style:style>
    <style:style style:name="T17" style:family="text">
      <style:text-properties style:font-name="Liberation Sans" officeooo:rsid="0f28d107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d674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8pt" fo:language="en" fo:country="GB" style:text-underline-style="none" officeooo:rsid="0fed6741" style:font-size-asian="8pt" style:font-size-complex="8pt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2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style:font-size-asian="10pt" style:font-size-complex="10pt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language="en" fo:country="GB"/>
    </style:style>
    <style:style style:name="T217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officeooo:rsid="0f28d107"/>
    </style:style>
    <style:style style:name="T219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language="en" fo:country="GB" officeooo:rsid="105418b7"/>
    </style:style>
    <style:style style:name="T221" style:family="text">
      <style:text-properties officeooo:rsid="103c421a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officeooo:rsid="104d5027" style:font-weight-asian="bold" style:font-weight-complex="bold"/>
    </style:style>
    <style:style style:name="T224" style:family="text">
      <style:text-properties officeooo:rsid="1061b5b8"/>
    </style:style>
    <style:style style:name="T225" style:family="text">
      <style:text-properties officeooo:rsid="1069ed98"/>
    </style:style>
    <style:style style:name="T226" style:family="text">
      <style:text-properties officeooo:rsid="106d22f6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2"><text:span text:style-name="Strong_20_Emphasis"><text:span text:style-name="T130">Checklist for installing</text:span></text:span><text:span text:style-name="T153"> </text:span><text:span text:style-name="T153"><text:user-field-get text:name="Distro">Debian</text:user-field-get></text:span><text:span text:style-name="T154"><text:s/></text:span><text:span text:style-name="T154"><text:user-field-get text:name="Version">12</text:user-field-get></text:span><text:span text:style-name="T154"><text:s/></text:span><text:span text:style-name="T158">LTS</text:span><text:span text:style-name="T155"><text:note text:id="ftn1" text:note-class="footnote"><text:note-citation>1</text:note-citation><text:note-body><text:p text:style-name="P24"><text:span text:style-name="T140">L</text:span><text:span text:style-name="T141">TS stands for Long-Term Support, and this </text:span><text:span text:style-name="T148">June</text:span><text:span text:style-name="T142"> </text:span><text:span text:style-name="Strong_20_Emphasis"><text:span text:style-name="T83"><text:user-field-get text:name="Releaseyear">2023</text:user-field-get></text:span></text:span><text:span text:style-name="T144"><text:s/></text:span><text:span text:style-name="T149"><text:user-field-get text:name="Distro">Debian</text:user-field-get></text:span><text:span text:style-name="T150"><text:s/></text:span><text:span text:style-name="T150"><text:user-field-get text:name="Version">12</text:user-field-get></text:span><text:span text:style-name="T150"><text:s/></text:span><text:span text:style-name="T152">LTS</text:span><text:span text:style-name="T142"> </text:span><text:span text:style-name="T151"><text:user-field-get text:name="Edition">Server</text:user-field-get></text:span><text:span text:style-name="T142"><text:s/></text:span><text:span text:style-name="T143">(</text:span><text:span text:style-name="T141">codenamed</text:span><text:span text:style-name="T143"> </text:span><text:span text:style-name="T147">bookworm</text:span><text:span text:style-name="T143">) </text:span><text:span text:style-name="T141">will be </text:span><text:span text:style-name="T146">supported</text:span><text:span text:style-name="T141"> for five years until </text:span><text:span text:style-name="T148">June</text:span><text:span text:style-name="T142"> </text:span><text:span text:style-name="T140">202</text:span><text:span text:style-name="T148">8</text:span><text:span text:style-name="T145">.</text:span></text:p></text:note-body></text:note></text:span><text:span text:style-name="T156"> </text:span><text:span text:style-name="T156"><text:user-field-get text:name="Edition">Server</text:user-field-get></text:span><text:span text:style-name="T157">.</text:span></text:p>
      <text:p text:style-name="P39"/>
      <text:p text:style-name="P37"><text:span text:style-name="T15">Fill in the </text:span><text:span text:style-name="Strong_20_Emphasis"><text:span text:style-name="T209"><text:s/></text:span></text:span><text:span text:style-name="Strong_20_Emphasis"><text:span text:style-name="T210">text box</text:span></text:span><text:span text:style-name="T15"> behind the </text:span><text:span text:style-name="T16">underlined</text:span><text:span text:style-name="T17"> </text:span><text:span text:style-name="T15">words, see [explanation]:</text:span></text:p>
      <text:p text:style-name="P41"><text:span text:style-name="Definition"><text:span text:style-name="T217">user</text:span></text:span><text:span text:style-name="T173"><text:tab/><text:tab/></text:span><text:span text:style-name="T172"> <text:tab/><text:tab/><text:tab/></text:span><text:span text:style-name="T174"><draw:control text:anchor-type="as-char" svg:y="-0.4cm" draw:z-index="10" draw:name="Gebruiker 2" draw:style-name="gr2" draw:text-style-name="P88" svg:width="6.4cm" svg:height="0.6cm" draw:control="control11"><svg:title>Gebruiker</svg:title><svg:desc>Volledige naam, bijv. Jan Stek</svg:desc></draw:control></text:span><text:span text:style-name="T174"><text:tab/></text:span><text:span text:style-name="T175">[</text:span><text:span text:style-name="T176">full </text:span><text:span text:style-name="T164">na</text:span><text:span text:style-name="T165">me,</text:span><text:span text:style-name="T164"> </text:span><text:span text:style-name="T165">e.g.</text:span><text:span text:style-name="T164"> </text:span><text:span text:style-name="T166">J</text:span><text:span text:style-name="T178">a</text:span><text:span text:style-name="T166">n </text:span><text:span text:style-name="T178">Jansen</text:span><text:span text:style-name="T179">]</text:span></text:p>
      <text:p text:style-name="P43"><text:span text:style-name="Definition"><text:span text:style-name="T163">USER</text:span></text:span><text:span text:style-name="Definition"><text:span text:style-name="T216">na</text:span></text:span><text:span text:style-name="Definition"><text:span text:style-name="T218">me</text:span></text:span><text:span text:style-name="T162"><text:tab/><text:tab/><text:tab/></text:span><text:span text:style-name="T162"><draw:control text:anchor-type="as-char" svg:y="-0.4cm" draw:z-index="11" draw:name="Gberuikersnaam 2" draw:style-name="gr2" draw:text-style-name="P88" svg:width="6.4cm" svg:height="0.6cm" draw:control="control12"><svg:title>Gebruikersnaam</svg:title><svg:desc>Korte naam, bijv. jan</svg:desc></draw:control></text:span><text:span text:style-name="T162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1">j</text:span><text:span text:style-name="T132">a</text:span><text:span text:style-name="T131">n</text:span><text:span text:style-name="T133">]</text:span></text:p>
      <text:p text:style-name="P40"><text:span text:style-name="Definition"><text:span text:style-name="T220">serv</text:span></text:span><text:span text:style-name="Definition"><text:span text:style-name="T216">ERNA</text:span></text:span><text:span text:style-name="Definition"><text:span text:style-name="T218">me</text:span></text:span><text:span text:style-name="T180"><text:tab/><text:tab/></text:span><text:span text:style-name="T216"><draw:control text:anchor-type="as-char" svg:y="-0.4cm" draw:z-index="12" draw:name="Computernaam 1" draw:style-name="gr2" draw:text-style-name="P88" svg:width="6.4cm" svg:height="0.6cm" draw:control="control13"><svg:title>Computernaam</svg:title><svg:desc>Unieke naam van de computer</svg:desc></draw:control></text:span><text:span text:style-name="T216"><text:tab/></text:span><text:span text:style-name="T183">[</text:span><text:span text:style-name="T181">na</text:span><text:span text:style-name="T184">me of the</text:span><text:span text:style-name="T181"> </text:span><text:span text:style-name="T188">server</text:span><text:span text:style-name="T182">, </text:span><text:span text:style-name="T184">e.g.</text:span><text:span text:style-name="T185"> </text:span><text:span text:style-name="T187">sv</text:span><text:span text:style-name="T186">02</text:span><text:span text:style-name="T183">]</text:span></text:p>
      <text:p text:style-name="P40"><text:span text:style-name="Definition"><text:span text:style-name="T190">USER</text:span></text:span><text:span text:style-name="T189"><text:tab/><text:tab/></text:span><text:span text:style-name="T172"> <text:tab/><text:tab/><text:tab/></text:span><text:span text:style-name="T174"><draw:control text:anchor-type="as-char" svg:y="-0.4cm" draw:z-index="13" draw:name="Gebruiker 3" draw:style-name="gr2" draw:text-style-name="P88" svg:width="6.4cm" svg:height="0.6cm" draw:control="control14"><svg:title>Gebruiker</svg:title><svg:desc>Volledige naam, bijv. Jan Stek</svg:desc></draw:control></text:span><text:span text:style-name="T174"><text:tab/></text:span><text:span text:style-name="T175">[</text:span><text:span text:style-name="T177">full </text:span><text:span text:style-name="T164">na</text:span><text:span text:style-name="T167">me</text:span><text:span text:style-name="T164"> possibly </text:span><text:span text:style-name="T170">addit</text:span><text:span text:style-name="T171">i</text:span><text:span text:style-name="T170">onal </text:span><text:span text:style-name="T169">user</text:span><text:span text:style-name="T168">]</text:span></text:p>
      <text:p text:style-name="P77"><text:span text:style-name="Definition"><text:span text:style-name="T190">USERN</text:span></text:span><text:span text:style-name="Definition"><text:span text:style-name="T191">a</text:span></text:span><text:span text:style-name="Definition"><text:span text:style-name="T192">me</text:span></text:span><text:span text:style-name="Definition"><text:span text:style-name="T197"><text:tab/><text:tab/><text:tab/></text:span></text:span><text:span text:style-name="T162"><draw:control text:anchor-type="as-char" svg:y="-0.4cm" draw:z-index="14" draw:name="Gberuikersnaam 3" draw:style-name="gr2" draw:text-style-name="P88" svg:width="6.4cm" svg:height="0.6cm" draw:control="control15"><svg:title>Gebruikersnaam</svg:title><svg:desc>Korte naam, bijv. jan</svg:desc></draw:control></text:span><text:span text:style-name="T162"><text:tab/></text:span><text:span text:style-name="T194">[</text:span><text:span text:style-name="T195">user</text:span><text:span text:style-name="T193"> na</text:span><text:span text:style-name="T196">me</text:span><text:span text:style-name="T198"> possibly </text:span><text:span text:style-name="T201">addit</text:span><text:span text:style-name="T202">i</text:span><text:span text:style-name="T201">onal </text:span><text:span text:style-name="T200">user</text:span><text:span text:style-name="T199">]</text:span></text:p>
      <text:p text:style-name="P40"><text:span text:style-name="T134">Replace the </text:span><text:span text:style-name="T135">underlined</text:span><text:span text:style-name="T134"> words in this checklist with those in the </text:span><text:span text:style-name="Strong_20_Emphasis"><text:span text:style-name="T33">te</text:span></text:span><text:span text:style-name="Strong_20_Emphasis"><text:span text:style-name="T47">x</text:span></text:span><text:span text:style-name="Strong_20_Emphasis"><text:span text:style-name="T33">t </text:span></text:span><text:span text:style-name="Strong_20_Emphasis"><text:span text:style-name="T47">box</text:span></text:span><text:span text:style-name="T134">.</text:span></text:p>
      <text:p text:style-name="P4"/>
      <text:p text:style-name="P4"/>
      <text:p text:style-name="P40"><text:span text:style-name="T68">New installation?</text:span><text:span text:style-name="T29"><text:tab/></text:span><text:span text:style-name="T58"></text:span><text:span text:style-name="T59"><text:tab/>Start at chapter </text:span><text:span text:style-name="T73"><text:bookmark-ref text:reference-format="page" text:ref-name="__RefNumPara__4009_12717081281">2</text:bookmark-ref></text:span><text:span text:style-name="T73"><text:s text:c="2"/></text:span><text:span text:style-name="T73"><text:bookmark-ref text:reference-format="text" text:ref-name="__RefNumPara__4009_12717081281">Perform installation</text:bookmark-ref></text:span><text:span text:style-name="T30">.</text:span></text:p>
      <text:p text:style-name="P38"/>
      <text:p text:style-name="P40"><text:span text:style-name="Strong_20_Emphasis"><text:span text:style-name="T27"/></text:span></text:p>
      <text:list xml:id="list4255277738" text:style-name="L1">
        <text:list-item>
          <text:p text:style-name="P84"><text:bookmark-start text:name="__RefNumPara__4083_1271708128"/>Prepar<text:span text:style-name="T224">e</text:span> 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0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7" draw:name="Vorm 5" draw:style-name="gr1" draw:text-style-name="P87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31">Log in as </text:span></text:span><text:span text:style-name="Definition"><text:span text:style-name="T8">USER</text:span></text:span><text:span text:style-name="Definition"><text:span text:style-name="T14"><text:note text:id="ftn2" text:note-class="footnote"><text:note-citation>2</text:note-citation><text:note-body><text:p text:style-name="P31"><text:span text:style-name="User_20_Entry"><text:span text:style-name="T88">Login any additional </text:span></text:span><text:span text:style-name="Definition"><text:span text:style-name="T204">USER</text:span></text:span><text:span text:style-name="User_20_Entry"><text:span text:style-name="T89">s</text:span></text:span><text:span text:style-name="User_20_Entry"><text:span text:style-name="T96"> </text:span></text:span><text:span text:style-name="User_20_Entry"><text:span text:style-name="T8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6" draw:name="Vorm4" draw:style-name="gr1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/></text:span></text:p>
          </table:table-cell>
          <table:table-cell table:style-name="_31_._5f_Installatie_5f_voorbereiden.D3" office:value-type="string">
            <text:p text:style-name="P45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5"><text:span text:style-name="Strong_20_Emphasis"><text:span text:style-name="T37">Type </text:span></text:span><text:span text:style-name="Strong_20_Emphasis"><text:span text:style-name="T82">'</text:span></text:span><text:span text:style-name="User_20_Entry"><text:span text:style-name="T107">wget karelzimmer.nl/</text:span></text:span><text:span text:style-name="User_20_Entry"><text:span text:style-name="T108">kz</text:span></text:span><text:span text:style-name="Strong_20_Emphasis"><text:span text:style-name="T82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8"><text:span text:style-name="Strong_20_Emphasis"><text:span text:style-name="T37">Type </text:span></text:span><text:span text:style-name="Strong_20_Emphasis"><text:span text:style-name="T82">'</text:span></text:span><text:span text:style-name="User_20_Entry"><text:span text:style-name="T109">bash kz</text:span></text:span><text:span text:style-name="Strong_20_Emphasis"><text:span text:style-name="T82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6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8" draw:name="Vorm 7" draw:style-name="gr1" draw:text-style-name="P87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1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8" office:value-type="string">
            <text:p text:style-name="P75"><text:span text:style-name="Strong_20_Emphasis"><text:span text:style-name="T37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4"/></text:span></text:p>
          </table:table-cell>
          <table:table-cell table:style-name="_31_._5f_Installatie_5f_voorbereiden.D10" office:value-type="string">
            <text:p text:style-name="P76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2"> </text:span></text:span><text:span text:style-name="Strong_20_Emphasis"><text:span text:style-name="T65">1 <text:s/>Prepar</text:span></text:span><text:span text:style-name="Strong_20_Emphasis"><text:span text:style-name="T66">e</text:span></text:span><text:span text:style-name="Strong_20_Emphasis"><text:span text:style-name="T65"> installati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1" office:value-type="string">
            <text:p text:style-name="P48"><text:span text:style-name="Strong_20_Emphasis"><text:span text:style-name="T41">Follow the instructions on the screen.</text:span></text:span></text:p>
          </table:table-cell>
        </table:table-row>
      </table:table>
      <text:p text:style-name="P36"><text:bookmark-start text:name="__RefNumPara__4009_1271708128"/><text:bookmark-end text:name="__RefNumPara__4009_1271708128"/><text:span text:style-name="Strong_20_Emphasis"><text:span text:style-name="T2"/></text:span></text:p>
      <text:list xml:id="list132852715998776" text:continue-numbering="true" text:style-name="L1">
        <text:list-item>
          <text:p text:style-name="P83"><text:bookmark-start text:name="__RefNumPara__4009_12717081281"/><text:span text:style-name="Strong_20_Emphasis"><text:span text:style-name="T136">Perform installation</text:span></text:span><text:bookmark-end text:name="__RefNumPara__4009_12717081281"/></text:p>
        </text:list-item>
      </text:list>
      <text:p text:style-name="P56"><text:span text:style-name="Strong_20_Emphasis"><text:span text:style-name="T13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3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37">Boot the computer from</text:span><text:span text:style-name="T138"><text:note text:id="ftn4" text:note-class="footnote"><text:note-citation>1</text:note-citation><text:note-body><text:p text:style-name="P81"><text:span text:style-name="T101">Boot menu/Setup via one of the </text:span><text:span text:style-name="T102">f</text:span><text:span text:style-name="T101">requently used keys:</text:span><text:span text:style-name="Definition"><text:span text:style-name="T99"> </text:span></text:span><text:span text:style-name="User_20_Entry"><text:span text:style-name="T119">Esc</text:span></text:span><text:span text:style-name="User_20_Entry"><text:span text:style-name="T120">,</text:span></text:span><text:span text:style-name="Definition"><text:span text:style-name="T99"> </text:span></text:span><text:span text:style-name="User_20_Entry"><text:span text:style-name="T119">Delete</text:span></text:span><text:span text:style-name="User_20_Entry"><text:span text:style-name="T121">,</text:span></text:span><text:span text:style-name="Definition"><text:span text:style-name="T99"> </text:span></text:span><text:span text:style-name="User_20_Entry"><text:span text:style-name="T119">F1</text:span></text:span><text:span text:style-name="User_20_Entry"><text:span text:style-name="T121">,</text:span></text:span><text:span text:style-name="Definition"><text:span text:style-name="T99"> </text:span></text:span><text:span text:style-name="User_20_Entry"><text:span text:style-name="T119">F2</text:span></text:span><text:span text:style-name="User_20_Entry"><text:span text:style-name="T121">,</text:span></text:span><text:span text:style-name="Definition"><text:span text:style-name="T99"> </text:span></text:span><text:span text:style-name="User_20_Entry"><text:span text:style-name="T119">F9</text:span></text:span><text:span text:style-name="User_20_Entry"><text:span text:style-name="T121">,</text:span></text:span><text:span text:style-name="Definition"><text:span text:style-name="T99"> </text:span></text:span><text:span text:style-name="User_20_Entry"><text:span text:style-name="T119">F10</text:span></text:span><text:span text:style-name="User_20_Entry"><text:span text:style-name="T121">,</text:span></text:span><text:span text:style-name="Definition"><text:span text:style-name="T99"> </text:span></text:span><text:span text:style-name="User_20_Entry"><text:span text:style-name="T119">F11</text:span></text:span><text:span text:style-name="User_20_Entry"><text:span text:style-name="T121">,</text:span></text:span><text:span text:style-name="Definition"><text:span text:style-name="T99"> o</text:span></text:span><text:span text:style-name="Definition"><text:span text:style-name="T100">R</text:span></text:span><text:span text:style-name="Definition"><text:span text:style-name="T99"> </text:span></text:span><text:span text:style-name="User_20_Entry"><text:span text:style-name="T119">F12</text:span></text:span><text:span text:style-name="User_20_Entry"><text:span text:style-name="T121">.</text:span></text:span></text:p></text:note-body></text:note></text:span><text:span text:style-name="T137"> an </text:span><text:span text:style-name="T122"><text:user-field-get text:name="Distro">Debian</text:user-field-get></text:span><text:span text:style-name="T123"><text:s/></text:span><text:span text:style-name="T123"><text:user-field-get text:name="Version">12</text:user-field-get></text:span><text:span text:style-name="Strong_20_Emphasis"><text:span text:style-name="T124"><text:s/></text:span></text:span><text:span text:style-name="Strong_20_Emphasis"><text:span text:style-name="T126"><text:user-field-get text:name="Edition">Server</text:user-field-get></text:span></text:span><text:span text:style-name="Strong_20_Emphasis"><text:span text:style-name="T126"><text:s/></text:span></text:span><text:span text:style-name="Strong_20_Emphasis"><text:span text:style-name="T128">Live</text:span></text:span><text:span text:style-name="Strong_20_Emphasis"><text:span text:style-name="T81"><text:note text:id="ftn5" text:note-class="footnote"><text:note-citation>2</text:note-citation><text:note-body><text:p text:style-name="P5"><text:span text:style-name="T205">From a Live USB stick you can boot and work with </text:span><text:span text:style-name="Strong_20_Emphasis"><text:span text:style-name="T139"><text:user-field-get text:name="Distro">Debian</text:user-field-get></text:span></text:span><text:span text:style-name="Strong_20_Emphasis"><text:span text:style-name="T139"><text:s/></text:span></text:span><text:span text:style-name="T205">without modifying any files on the hard drive and also allows installation of </text:span><text:span text:style-name="Strong_20_Emphasis"><text:span text:style-name="T139"><text:user-field-get text:name="Distro">Debian</text:user-field-get></text:span></text:span><text:span text:style-name="Strong_20_Emphasis"><text:span text:style-name="T139">.</text:span></text:span></text:p></text:note-body></text:note></text:span></text:span><text:span text:style-name="T78"> USB stick</text:span><text:span text:style-name="T79"><text:note text:id="ftn6" text:note-class="footnote"><text:note-citation>3</text:note-citation><text:note-body><text:p text:style-name="P80"><text:span text:style-name="Strong_20_Emphasis"><text:span text:style-name="T86">Create a bootable USB stick:<text:line-break/>Download a CD image file (.iso) from</text:span></text:span><text:span text:style-name="Strong_20_Emphasis"><text:span text:style-name="T85"> </text:span></text:span><text:a xlink:type="simple" xlink:href="https://www.debian.org/" text:style-name="Internet_20_link" text:visited-style-name="Visited_20_Internet_20_Link"><text:span text:style-name="Strong_20_Emphasis"><text:span text:style-name="T206">debian.org</text:span></text:span></text:a><text:span text:style-name="Strong_20_Emphasis"><text:span text:style-name="T85">, </text:span></text:span><text:span text:style-name="Strong_20_Emphasis"><text:span text:style-name="T87">click consecutively </text:span></text:span><text:span text:style-name="Strong_20_Emphasis"><text:span text:style-name="T95">Other downloads</text:span></text:span><text:span text:style-name="Strong_20_Emphasis"><text:span text:style-name="T87"> <text:line-break/>(under Download) &gt; </text:span></text:span><text:span text:style-name="Strong_20_Emphasis"><text:span text:style-name="T95">Other live ISO</text:span></text:span><text:span text:style-name="Strong_20_Emphasis"><text:span text:style-name="T87"> (under try </text:span></text:span><text:span text:style-name="Strong_20_Emphasis"><text:span text:style-name="T87"><text:user-field-get text:name="Distro">Debian</text:user-field-get></text:span></text:span><text:span text:style-name="Strong_20_Emphasis"><text:span text:style-name="T87"><text:s/>live before installing) &gt; <text:line-break/></text:span></text:span><text:span text:style-name="Strong_20_Emphasis"><text:span text:style-name="T90">debian-live-</text:span></text:span><text:span text:style-name="Strong_20_Emphasis"><text:span text:style-name="T90"><text:user-field-get text:name="Version">12</text:user-field-get></text:span></text:span><text:span text:style-name="Strong_20_Emphasis"><text:span text:style-name="T90">.</text:span></text:span><text:span text:style-name="Strong_20_Emphasis"><text:span text:style-name="T91">.</text:span></text:span><text:span text:style-name="Strong_20_Emphasis"><text:span text:style-name="T90">.</text:span></text:span><text:span text:style-name="Strong_20_Emphasis"><text:span text:style-name="T92">-</text:span></text:span><text:span text:style-name="Strong_20_Emphasis"><text:span text:style-name="T90">amd64-</text:span></text:span><text:span text:style-name="Strong_20_Emphasis"><text:span text:style-name="T94">standard</text:span></text:span><text:span text:style-name="Strong_20_Emphasis"><text:span text:style-name="T93">.iso</text:span></text:span><text:span text:style-name="Strong_20_Emphasis"><text:span text:style-name="T84">.</text:span></text:span><text:span text:style-name="Strong_20_Emphasis"><text:span text:style-name="T86"><text:line-break/></text:span></text:span><text:span text:style-name="Strong_20_Emphasis"><text:span text:style-name="T104">The next steps are described in </text:span></text:span><text:span text:style-name="Strong_20_Emphasis"><text:span text:style-name="T105">Linux informati</text:span></text:span><text:span text:style-name="Strong_20_Emphasis"><text:span text:style-name="T106">on</text:span></text:span><text:span text:style-name="Strong_20_Emphasis"><text:span text:style-name="T104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Strong_20_Emphasis"><text:span text:style-name="T104">, under </text:span></text:span><text:span text:style-name="Strong_20_Emphasis"><text:span text:style-name="T105">Linux</text:span></text:span><text:span text:style-name="Strong_20_Emphasis"><text:span text:style-name="T104">.</text:span></text:span></text:p></text:note-body></text:note>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3">Sele</text:span></text:span><text:span text:style-name="Strong_20_Emphasis"><text:span text:style-name="T24">ct</text:span></text:span><text:span text:style-name="Strong_20_Emphasis"><text:span text:style-name="T22"> </text:span></text:span><text:span text:style-name="Strong_20_Emphasis"><text:span text:style-name="T25">Start installer</text:span></text:span><text:span text:style-name="Strong_20_Emphasis"><text:span text:style-name="T21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5">Follow the instructions on the </text:span></text:span><text:span text:style-name="Strong_20_Emphasis"><text:span text:style-name="T116">installation</text:span></text:span><text:span text:style-name="Strong_20_Emphasis"><text:span text:style-name="T117">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3" draw:name="Vorm13" draw:style-name="gr1" draw:text-style-name="P87" svg:width="0.35cm" svg:height="0.35cm" draw:control="control4"/></text:p>
          </table:table-cell>
          <table:table-cell table:style-name="_32_._5f_Installatie_5f_uitvoeren.C6" office:value-type="string">
            <text:p text:style-name="P52"><text:span text:style-name="Strong_20_Emphasis"><text:span text:style-name="T56">At</text:span></text:span><text:span text:style-name="Strong_20_Emphasis"><text:span text:style-name="T55"> </text:span></text:span><text:span text:style-name="Strong_20_Emphasis"><text:span text:style-name="T70">Select your locatio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6">Click on <text:span text:style-name="T222">other</text:span>.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7">Click on <text:span text:style-name="T222">Europe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8">Click on <text:span text:style-name="T222">Netherlands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><text:span text:style-name="Strong_20_Emphasis"><text:span text:style-name="T53"><draw:control text:anchor-type="as-char" draw:z-index="19" draw:name="Vorm 1" draw:style-name="gr1" draw:text-style-name="P87" svg:width="0.35cm" svg:height="0.35cm" draw:control="control20"/></text:span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57">At</text:span></text:span><text:span text:style-name="Strong_20_Emphasis"><text:span text:style-name="T55"> </text:span></text:span><text:span text:style-name="Strong_20_Emphasis"><text:span text:style-name="T71">Configure the network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69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4"><text:span text:style-name="Strong_20_Emphasis"><text:span text:style-name="T53"><draw:control text:anchor-type="as-char" draw:z-index="20" draw:name="Vorm 2" draw:style-name="gr1" draw:text-style-name="P87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71"><text:span text:style-name="T226">At</text:span><text:span text:style-name="T225"> </text:span><text:span text:style-name="T222">Set up users and passwords</text:span><text:span text:style-name="T225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0">Don<text:span text:style-name="T159">'t set </text:span><text:span text:style-name="T161">Root</text:span><text:span text:style-name="T159"> pass</text:span><text:span text:style-name="T160">w</text:span><text:span text:style-name="T159">ord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3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2">Full name of the new user</text:span></text:span><text:span text:style-name="Strong_20_Emphasis"><text:span text:style-name="T69"> </text:span></text:span><text:span text:style-name="Definition"><text:span text:style-name="T10">US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2">Enter <text:span text:style-name="T222">User </text:span><text:span text:style-name="T223">n</text:span><text:span text:style-name="T222">ame for you</text:span><text:span text:style-name="T223">r</text:span><text:span text:style-name="T222"> account</text:span><text:span text:style-name="Strong_20_Emphasis"><text:span text:style-name="T61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4">E<text:span text:style-name="Strong_20_Emphasis"><text:span text:style-name="T62">nter a </text:span></text:span><text:span text:style-name="Strong_20_Emphasis"><text:span text:style-name="T74">password</text:span></text:span><text:span text:style-name="Strong_20_Emphasis"><text:span text:style-name="T62"> twice.</text:span></text:span></text:p>
          </table:table-cell>
        </table:table-row>
      </table:table>
      <text:p text:style-name="P28"><text:span text:style-name="Strong_20_Emphasis"><text:span text:style-name="T60"/></text:span></text:p>
      <text:list xml:id="list132853551218843" text:continue-numbering="true" text:style-name="L1">
        <text:list-item>
          <text:p text:style-name="P86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9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3"><draw:control text:anchor-type="as-char" draw:z-index="4" draw:name="Vorm22" draw:style-name="gr1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26">Log in as </text:span></text:span><text:span text:style-name="Definition"><text:span text:style-name="T9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53"><draw:control text:anchor-type="as-char" draw:z-index="7" draw:name="Vorm4_1" draw:style-name="gr1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4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37">Type </text:span></text:span><text:span text:style-name="Strong_20_Emphasis"><text:span text:style-name="T82">'</text:span></text:span><text:span text:style-name="User_20_Entry"><text:span text:style-name="T107">wget karelzimmer.nl/</text:span></text:span><text:span text:style-name="User_20_Entry"><text:span text:style-name="T108">kz</text:span></text:span><text:span text:style-name="Strong_20_Emphasis"><text:span text:style-name="T82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4" office:value-type="string">
            <text:p text:style-name="P78"><text:span text:style-name="Strong_20_Emphasis"><text:span text:style-name="T37">Type </text:span></text:span><text:span text:style-name="Strong_20_Emphasis"><text:span text:style-name="T82">'</text:span></text:span><text:span text:style-name="User_20_Entry"><text:span text:style-name="T109">bash kz</text:span></text:span><text:span text:style-name="Strong_20_Emphasis"><text:span text:style-name="T82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7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3"><draw:control text:anchor-type="as-char" draw:z-index="5" draw:name="Vorm33" draw:style-name="gr1" draw:text-style-name="P87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4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75"><text:span text:style-name="Strong_20_Emphasis"><text:span text:style-name="T37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76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3</text:span></text:span><text:span text:style-name="Strong_20_Emphasis"><text:span text:style-name="T110"> <text:s/></text:span></text:span><text:span text:style-name="Strong_20_Emphasis"><text:span text:style-name="T111">Finish installatio</text:span></text:span><text:span text:style-name="Strong_20_Emphasis"><text:span text:style-name="T112">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1" office:value-type="string">
            <text:p text:style-name="P49"><text:span text:style-name="Strong_20_Emphasis"><text:span text:style-name="T41">Follow the instructions on the screen.</text:span></text:span></text:p>
          </table:table-cell>
        </table:table-row>
      </table:table>
      <text:p text:style-name="P29"><text:span text:style-name="Strong_20_Emphasis"><text:span text:style-name="T26"><text:tab/></text:span></text:span></text:p>
      <text:p text:style-name="P30"><text:span text:style-name="Strong_20_Emphasis"><text:span text:style-name="T41"/></text:span></text:p>
      <text:list xml:id="list132852333960886" text:continue-numbering="true" text:style-name="L1">
        <text:list-item>
          <text:p text:style-name="P85"><text:span text:style-name="Strong_20_Emphasis"><text:span text:style-name="T13">P</text:span></text:span><text:span text:style-name="Strong_20_Emphasis"><text:span text:style-name="T208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53"><draw:control text:anchor-type="as-char" draw:z-index="8" draw:name="Vorm36_0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1"><text:span text:style-name="Strong_20_Emphasis"><text:span text:style-name="T53"><draw:control text:anchor-type="as-char" draw:z-index="15" draw:name="Vorm36_ 1" draw:style-name="gr1" draw:text-style-name="P87" svg:width="0.35cm" svg:height="0.35cm" draw:control="control16"/></text:span></text:span></text:p>
          </table:table-cell>
          <table:table-cell table:style-name="Tabel2.D1" office:value-type="string">
            <text:p text:style-name="P25"><text:span text:style-name="Strong_20_Emphasis"><text:span text:style-name="T28">Log in as</text:span></text:span><text:span text:style-name="Strong_20_Emphasis"><text:span text:style-name="T26"> </text:span></text:span><text:span text:style-name="Definition"><text:span text:style-name="T9">USER</text:span></text:span><text:span text:style-name="Strong_20_Emphasis"><text:span text:style-name="T35"><text:note text:id="ftn8" text:note-class="footnote"><text:note-citation>1</text:note-citation><text:note-body><text:p text:style-name="P32"><text:span text:style-name="User_20_Entry"><text:span text:style-name="T113">Login any additional </text:span></text:span><text:span text:style-name="Definition"><text:span text:style-name="T203">USER</text:span></text:span><text:span text:style-name="User_20_Entry"><text:span text:style-name="T114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9" draw:name="Vorm36_2" draw:style-name="gr1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16" draw:name="Vorm36_ 2" draw:style-name="gr1" draw:text-style-name="P87" svg:width="0.35cm" svg:height="0.35cm" draw:control="control17"/></text:span></text:span></text:p>
          </table:table-cell>
          <table:table-cell table:style-name="Tabel2.D3" office:value-type="string">
            <text:p text:style-name="P26"><text:span text:style-name="Strong_20_Emphasis"><text:span text:style-name="T45">Set up the</text:span></text:span><text:span text:style-name="Strong_20_Emphasis"><text:span text:style-name="T46"> </text:span></text:span><text:span text:style-name="Strong_20_Emphasis"><text:span text:style-name="T50">user</text:span></text:span><text:span text:style-name="Definition"><text:span text:style-name="T219">:</text:span></text:span></text:p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D4" office:value-type="string">
            <text:p text:style-name="P75"><text:span text:style-name="Strong_20_Emphasis"><text:span text:style-name="T37">Type 'kz menu', 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4 <text:s/></text:span></text:span><text:span text:style-name="Strong_20_Emphasis"><text:span text:style-name="T67">Provision user</text:span></text:span><text:span text:style-name="Strong_20_Emphasis"><text:span text:style-name="T75"> </text:span></text:span><text:span text:style-name="Strong_20_Emphasis"><text:span text:style-name="T37">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0"><text:span text:style-name="Strong_20_Emphasis"><text:span text:style-name="T41">Follow the instructions on the screen.</text:span></text:span></text:p>
          </table:table-cell>
        </table:table-row>
      </table:table>
      <text:p text:style-name="P11"/>
      <text:p text:style-name="P13"/>
      <text:p text:style-name="P55"><text:span text:style-name="T127">End of checklist,</text:span><text:span text:style-name="T125"> </text:span><text:span text:style-name="T125"><text:user-field-get text:name="Distro">Debian</text:user-field-get></text:span><text:span text:style-name="T123"><text:s/></text:span><text:span text:style-name="T123"><text:user-field-get text:name="Version">12</text:user-field-get></text:span><text:span text:style-name="Strong_20_Emphasis"><text:span text:style-name="T124"><text:s/></text:span></text:span><text:span text:style-name="Strong_20_Emphasis"><text:span text:style-name="T129">LTS </text:span></text:span><text:span text:style-name="Strong_20_Emphasis"><text:span text:style-name="T126"><text:user-field-get text:name="Edition">Server</text:user-field-get></text:span></text:span><text:span text:style-name="Strong_20_Emphasis"><text:span text:style-name="T126"><text:s/></text:span></text:span><text:span text:style-name="Strong_20_Emphasis"><text:span text:style-name="T127">installation is complete.</text:span></text:span></text:p>
      <text:p text:style-name="P35"/>
      <text:p text:style-name="P42"><text:span text:style-name="Emphasis"><text:span text:style-name="T213">Written</text:span></text:span><text:span text:style-name="Emphasis"><text:span text:style-name="T211"> </text:span></text:span><text:span text:style-name="Emphasis"><text:span text:style-name="T213">by</text:span></text:span><text:span text:style-name="Emphasis"><text:span text:style-name="T21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2">Karel Zimmer</text:span></text:span></text:a><text:span text:style-name="Emphasis"><text:span text:style-name="T211">, </text:span></text:span><text:a xlink:type="simple" xlink:href="https://creativecommons.org/publicdomain/zero/1.0" text:style-name="Internet_20_link" text:visited-style-name="Visited_20_Internet_20_Link"><text:span text:style-name="Emphasis"><text:span text:style-name="T214">CC0 1.0 Universal</text:span></text:span></text:a><text:span text:style-name="Emphasis"><text:span text:style-name="T211">, </text:span></text:span><text:span text:style-name="Strong_20_Emphasis"><text:span text:style-name="T41"><text:user-field-get text:name="Releaseyear">2023</text:user-field-get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11-10T13:28:51.568129803">10/11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10T13:28:51.444243940</dc:date>
    <meta:keyword>Installatie</meta:keyword>
    <meta:keyword>Checklist</meta:keyword>
    <meta:keyword>Linux</meta:keyword>
    <meta:editing-cycles>6958</meta:editing-cycles>
    <meta:editing-duration>P12DT6H48M33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442" meta:character-count="2805" meta:non-whitespace-character-count="2397"/>
    <meta:user-defined meta:name="Info 1"/>
    <meta:user-defined meta:name="Info 2"/>
    <meta:user-defined meta:name="Info 3"/>
    <meta:user-defined meta:name="Info 4"/>
  </office:meta>
</office:document-meta>
</file>